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Library.getTag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rary.createTagScript( String name ,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gLibrary.Tag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gLibrary.isAllowUnknown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rary.createExpression( ExpressionFactory factory , TagScript tagScript , String attributeName , String attribute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gLibrary.convert( Class typ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gLibrary.setAllowUnknownTags( boolean allowUnknownT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rary.getExpr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rary.TagLibrary( boolean allowUnknownT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Library.createTag( String name , Attributes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agLibrary.registerTagFactory( String name , TagFactory tag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rary.registerTag( String name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